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55cm" fo:min-width="0cm"/>
    </style:style>
    <style:style style:name="gr2" style:family="graphic" style:parent-style-name="objectwithoutfill">
      <style:graphic-properties svg:stroke-width="0.051cm" draw:marker-start-width="0.356cm" draw:marker-end="Arrow" draw:marker-end-width="0.153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1cm" draw:marker-start-width="0.356cm" draw:marker-end="" draw:marker-end-width="0.15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2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0pt" fo:font-weight="350" style:font-size-asian="18pt" style:font-size-complex="18pt"/>
    </style:style>
    <style:style style:name="T1" style:family="text">
      <style:text-properties style:font-name="Fira Sans Book1" fo:font-size="10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4cm" svg:height="0.431cm" svg:x="2.519cm" svg:y="2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6cm" svg:y1="2.407cm" svg:x2="1.127cm" svg:y2="1.762cm">
            <text:p/>
          </draw:line>
          <draw:line draw:style-name="gr2" draw:text-style-name="P2" draw:layer="layout" svg:x1="2.71cm" svg:y1="2.561cm" svg:x2="2.71cm" svg:y2="4.11cm">
            <text:p/>
          </draw:line>
          <draw:line draw:style-name="gr3" draw:text-style-name="P2" draw:layer="layout" svg:x1="2.671cm" svg:y1="2.471cm" svg:x2="1.147cm" svg:y2="2.471cm">
            <text:p/>
          </draw:line>
          <draw:frame draw:style-name="gr4" draw:text-style-name="P3" draw:layer="layout" svg:width="1.624cm" svg:height="0.674cm" svg:x="0.089cm" svg:y="1.832cm">
            <draw:text-box>
              <text:p><text:span text:style-name="T1">20 deg</text:span></text:p>
            </draw:text-box>
          </draw:frame>
          <draw:frame draw:style-name="gr4" draw:text-style-name="P3" draw:layer="layout" svg:width="1.624cm" svg:height="0.674cm" svg:x="1.989cm" svg:y="4.132cm">
            <draw:text-box>
              <text:p><text:span text:style-name="T1">Weight</text:span></text:p>
            </draw:text-box>
          </draw:frame>
          <draw:frame draw:style-name="gr4" draw:text-style-name="P3" draw:layer="layout" svg:width="2.686cm" svg:height="0.674cm" svg:x="0.189cm" svg:y="1.232cm">
            <draw:text-box>
              <text:p><text:span text:style-name="T1">Lift or Thru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8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32:04.457418383</meta:creation-date>
    <dc:date>2017-10-11T18:44:28.229579469</dc:date>
    <meta:editing-duration>PT5M16S</meta:editing-duration>
    <meta:editing-cycles>3</meta:editing-cycles>
    <meta:generator>LibreOffice/5.1.6.2$Linux_X86_64 LibreOffice_project/10m0$Build-2</meta:generator>
    <meta:document-statistic meta:object-count="8"/>
  </office:meta>
</office:document-meta>
</file>